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Rubik" fo:font-size="15pt" fo:letter-spacing="normal" fo:font-style="normal" fo:font-weight="normal" officeooo:paragraph-rsid="0007d615" style:font-size-asian="15pt" style:font-size-complex="15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Rubik" fo:font-size="15pt" fo:letter-spacing="normal" fo:font-style="normal" fo:font-weight="bold" officeooo:paragraph-rsid="0007d615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fo:font-weight="bold" officeooo:rsid="0007d615" officeooo:paragraph-rsid="0007d6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4pt" style:text-underline-style="solid" style:text-underline-width="auto" style:text-underline-color="font-color" fo:font-weight="bold" officeooo:rsid="0007d615" officeooo:paragraph-rsid="0007d615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style:font-name="Consolas" fo:font-size="10.5pt" fo:font-weight="normal"/>
    </style:style>
    <style:style style:name="P6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7d615" officeooo:paragraph-rsid="0007d615" fo:background-color="#1e1e1e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7d615" officeooo:paragraph-rsid="0007d615" fo:background-color="#1e1e1e"/>
    </style:style>
    <style:style style:name="P10" style:family="paragraph" style:parent-style-name="Standard">
      <style:paragraph-properties style:line-height-at-least="0.503cm"/>
      <style:text-properties fo:color="#c586c0" loext:opacity="100%" style:font-name="Consolas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text-underline-style="solid" style:text-underline-width="auto" style:text-underline-color="font-color" officeooo:rsid="0007d615" officeooo:paragraph-rsid="0007d615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c586c0" loext:opacity="100%" fo:background-color="#1e1e1e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b5cea8" loext:opacity="100%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d7ba7d" loext:opacity="100%"/>
    </style:style>
    <style:style style:name="T14" style:family="text">
      <style:text-properties fo:color="#d7ba7d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Shell Scripts – Parte III</text:p>
      <text:p text:style-name="P2"/>
      <text:p text:style-name="P3">29.</text:p>
      <text:p text:style-name="P8">#! /bin/bash</text:p>
      <text:p text:style-name="P11"/>
      <text:p text:style-name="P6"><text:span text:style-name="T1">while</text:span> [[ <text:span text:style-name="T4">$a</text:span> -eq 0 ]]; <text:span text:style-name="T1">do</text:span></text:p>
      <text:p text:style-name="P7">    <text:span text:style-name="T8">read</text:span><text:span text:style-name="T6"> -p </text:span><text:span text:style-name="T10">"Dime un numero: "</text:span><text:span text:style-name="T6"> res1</text:span></text:p>
      <text:p text:style-name="P7">    <text:span text:style-name="T2">if</text:span><text:span text:style-name="T6"> [[ </text:span><text:span text:style-name="T5">$res1</text:span><text:span text:style-name="T6"> -gt 1 ]]; </text:span><text:span text:style-name="T2">then</text:span></text:p>
      <text:p text:style-name="P7">        <text:span text:style-name="T8">let</text:span><text:span text:style-name="T6"> a++</text:span></text:p>
      <text:p text:style-name="P7">    <text:span text:style-name="T2">else</text:span></text:p>
      <text:p text:style-name="P7">        <text:span text:style-name="T8">echo</text:span><text:span text:style-name="T6"> </text:span><text:span text:style-name="T10">"El numero debe ser mayor a 1"</text:span></text:p>
      <text:p text:style-name="P7">    <text:span text:style-name="T2">fi</text:span></text:p>
      <text:p text:style-name="P10">done</text:p>
      <text:p text:style-name="P11"/>
      <text:p text:style-name="P6"><text:span text:style-name="T1">for</text:span> <text:span text:style-name="T9">(( i </text:span>=<text:span text:style-name="T9"> </text:span><text:span text:style-name="T4">$res1</text:span><text:span text:style-name="T9">; i </text:span>&gt;<text:span text:style-name="T9"> </text:span><text:span text:style-name="T11">0</text:span><text:span text:style-name="T9">; i</text:span>--<text:span text:style-name="T9"> ))</text:span>; <text:span text:style-name="T1">do</text:span></text:p>
      <text:p text:style-name="P7">    <text:span text:style-name="T8">echo</text:span><text:span text:style-name="T6"> </text:span><text:span text:style-name="T5">$i</text:span></text:p>
      <text:p text:style-name="P5"><text:span text:style-name="T3">done</text:span></text:p>
      <text:p text:style-name="P3"/>
      <text:p text:style-name="P3">30.</text:p>
      <text:p text:style-name="P8">#!/bin/bash</text:p>
      <text:p text:style-name="P11"/>
      <text:p text:style-name="P6"><text:span text:style-name="T7">read</text:span> -p <text:span text:style-name="T9">"Introduce un numero: "</text:span> num1</text:p>
      <text:p text:style-name="P11"/>
      <text:p text:style-name="P6"><text:span text:style-name="T1">for</text:span> <text:span text:style-name="T9">(( i </text:span>=<text:span text:style-name="T9"> </text:span><text:span text:style-name="T11">1</text:span><text:span text:style-name="T9"> ;  i </text:span>&lt;<text:span text:style-name="T9"> </text:span><text:span text:style-name="T11">11</text:span><text:span text:style-name="T9"> ; i</text:span>++<text:span text:style-name="T9"> ))</text:span>; <text:span text:style-name="T1">do</text:span></text:p>
      <text:p text:style-name="P7">    <text:span text:style-name="T8">let</text:span><text:span text:style-name="T6"> numMult=</text:span><text:span text:style-name="T5">$num1</text:span><text:span text:style-name="T6">*</text:span><text:span text:style-name="T5">$i</text:span></text:p>
      <text:p text:style-name="P7">    <text:span text:style-name="T8">echo</text:span><text:span text:style-name="T6"> </text:span><text:span text:style-name="T5">$numMult</text:span></text:p>
      <text:p text:style-name="P10">done</text:p>
      <text:p text:style-name="P3"/>
      <text:p text:style-name="P3">31.</text:p>
      <text:p text:style-name="P8">#! /bin/bash</text:p>
      <text:p text:style-name="P11"/>
      <text:p text:style-name="P6"><text:span text:style-name="T1">for</text:span> <text:span text:style-name="T9">(( i </text:span>=<text:span text:style-name="T9"> </text:span><text:span text:style-name="T11">0</text:span><text:span text:style-name="T9"> ; i </text:span>&lt;<text:span text:style-name="T9"> </text:span><text:span text:style-name="T4">$1</text:span><text:span text:style-name="T9"> ; i</text:span>++<text:span text:style-name="T9"> ))</text:span>; <text:span text:style-name="T1">do</text:span></text:p>
      <text:p text:style-name="P7">    <text:span text:style-name="T8">echo</text:span><text:span text:style-name="T6"> </text:span><text:span text:style-name="T10">$((</text:span><text:span text:style-name="T12">2</text:span><text:span text:style-name="T10"> </text:span><text:span text:style-name="T6">**</text:span><text:span text:style-name="T10"> i))</text:span></text:p>
      <text:p text:style-name="P10">do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2.</text:p>
      <text:p text:style-name="P8">#!/bin/bash</text:p>
      <text:p text:style-name="P11"/>
      <text:p text:style-name="P6"><text:span text:style-name="T1">if</text:span> [ ! <text:span text:style-name="T4">$#</text:span> -eq 2 ]; <text:span text:style-name="T1">then</text:span></text:p>
      <text:p text:style-name="P7">  <text:span text:style-name="T8">echo</text:span><text:span text:style-name="T6"> </text:span><text:span text:style-name="T10">"Debes introducir 2 parametros"</text:span></text:p>
      <text:p text:style-name="P7">  <text:span text:style-name="T6">sleep 3</text:span></text:p>
      <text:p text:style-name="P7">  <text:span text:style-name="T8">exit</text:span></text:p>
      <text:p text:style-name="P10">fi</text:p>
      <text:p text:style-name="P11"/>
      <text:p text:style-name="P6">fil=<text:span text:style-name="T4">$1</text:span></text:p>
      <text:p text:style-name="P6">col=<text:span text:style-name="T4">$2</text:span></text:p>
      <text:p text:style-name="P6"><text:span text:style-name="T7">echo</text:span> <text:span text:style-name="T9">""</text:span></text:p>
      <text:p text:style-name="P11"/>
      <text:p text:style-name="P6"><text:span text:style-name="T1">for</text:span> <text:span text:style-name="T9">(( f</text:span>=<text:span text:style-name="T11">0</text:span><text:span text:style-name="T9"> ; f </text:span>&lt;<text:span text:style-name="T9"> fil ; f</text:span>++<text:span text:style-name="T9"> ))</text:span>; <text:span text:style-name="T1">do</text:span></text:p>
      <text:p text:style-name="P7">  <text:span text:style-name="T2">for</text:span><text:span text:style-name="T6"> </text:span><text:span text:style-name="T10">(( c</text:span><text:span text:style-name="T6">=</text:span><text:span text:style-name="T12">0</text:span><text:span text:style-name="T10"> ; c </text:span><text:span text:style-name="T6">&lt;</text:span><text:span text:style-name="T10"> col ; c</text:span><text:span text:style-name="T6">++</text:span><text:span text:style-name="T10"> ))</text:span><text:span text:style-name="T6">; </text:span><text:span text:style-name="T2">do</text:span></text:p>
      <text:p text:style-name="P7">    <text:span text:style-name="T8">echo</text:span><text:span text:style-name="T6"> -n </text:span><text:span text:style-name="T10">"*"</text:span></text:p>
      <text:p text:style-name="P7">  <text:span text:style-name="T2">done</text:span></text:p>
      <text:p text:style-name="P7">  <text:span text:style-name="T8">echo</text:span></text:p>
      <text:p text:style-name="P10">done</text:p>
      <text:p text:style-name="P3"/>
      <text:p text:style-name="P3">34.</text:p>
      <text:p text:style-name="P8">#!/bin/bash</text:p>
      <text:p text:style-name="P11"/>
      <text:p text:style-name="P6"><text:span text:style-name="T1">for</text:span> <text:span text:style-name="T4">a</text:span> <text:span text:style-name="T1">in</text:span> <text:span text:style-name="T4">$*</text:span></text:p>
      <text:p text:style-name="P7"> <text:span text:style-name="T2">do</text:span><text:span text:style-name="T6"> </text:span></text:p>
      <text:p text:style-name="P7">    <text:span text:style-name="T6">n=</text:span><text:span text:style-name="T10">$((n </text:span><text:span text:style-name="T6">+</text:span><text:span text:style-name="T10"> a))</text:span><text:span text:style-name="T6"> </text:span></text:p>
      <text:p text:style-name="P10">done</text:p>
      <text:p text:style-name="P11"/>
      <text:p text:style-name="P6"><text:span text:style-name="T7">echo</text:span> <text:span text:style-name="T9">"La suma de </text:span><text:span text:style-name="T4">$*</text:span><text:span text:style-name="T9"> es = </text:span><text:span text:style-name="T4">$n</text:span><text:span text:style-name="T9">"</text:span></text:p>
      <text:p text:style-name="P4"/>
      <text:p text:style-name="P3">35.</text:p>
      <text:p text:style-name="P8">#!/bin/bash</text:p>
      <text:p text:style-name="P11"/>
      <text:p text:style-name="P6"><text:span text:style-name="T7">read</text:span> -p <text:span text:style-name="T9">"Introduzca el archivo en el buscar: "</text:span> archiv</text:p>
      <text:p text:style-name="P6"><text:span text:style-name="T7">read</text:span> -p <text:span text:style-name="T9">"Introduza la palabra a buscar: "</text:span> word</text:p>
      <text:p text:style-name="P11"/>
      <text:p text:style-name="P6">fileList=<text:span text:style-name="T9">`cat </text:span><text:span text:style-name="T4">$archiv</text:span><text:span text:style-name="T9">`</text:span></text:p>
      <text:p text:style-name="P6">ex=0</text:p>
      <text:p text:style-name="P11"/>
      <text:p text:style-name="P6"><text:span text:style-name="T1">for</text:span> <text:span text:style-name="T4">l</text:span> <text:span text:style-name="T1">in</text:span> <text:span text:style-name="T4">$fileList</text:span>; <text:span text:style-name="T1">do</text:span></text:p>
      <text:p text:style-name="P7">    <text:span text:style-name="T2">if</text:span><text:span text:style-name="T6"> [[ </text:span><text:span text:style-name="T5">$l</text:span><text:span text:style-name="T6"> == </text:span><text:span text:style-name="T5">$word</text:span><text:span text:style-name="T6"> ]]; </text:span><text:span text:style-name="T2">then</text:span></text:p>
      <text:p text:style-name="P7">        <text:span text:style-name="T8">let</text:span><text:span text:style-name="T6"> ex++</text:span></text:p>
      <text:p text:style-name="P7">        <text:span text:style-name="T8">echo</text:span><text:span text:style-name="T6"> </text:span><text:span text:style-name="T10">"El archivo contiene la palabra </text:span><text:span text:style-name="T14">\"</text:span><text:span text:style-name="T5">$word</text:span><text:span text:style-name="T14">\"</text:span><text:span text:style-name="T10">"</text:span></text:p>
      <text:p text:style-name="P7">    <text:span text:style-name="T2">fi</text:span></text:p>
      <text:p text:style-name="P10">done</text:p>
      <text:p text:style-name="P11"/>
      <text:p text:style-name="P6"><text:span text:style-name="T1">if</text:span> [[ <text:span text:style-name="T4">$ex</text:span> -eq 0 ]]; <text:span text:style-name="T1">then</text:span></text:p>
      <text:p text:style-name="P7">    <text:span text:style-name="T8">echo</text:span><text:span text:style-name="T6"> </text:span><text:span text:style-name="T10">"No se ha encontrado la palabra </text:span><text:span text:style-name="T14">\"</text:span><text:span text:style-name="T5">$word</text:span><text:span text:style-name="T14">\"</text:span><text:span text:style-name="T10">"</text:span></text:p>
      <text:p text:style-name="P10">fi</text:p>
      <text:p text:style-name="P3"/>
      <text:p text:style-name="P3"><text:soft-page-break/>36.</text:p>
      <text:p text:style-name="P8">#!/bin/bash</text:p>
      <text:p text:style-name="P11"/>
      <text:p text:style-name="P6"><text:span text:style-name="T7">read</text:span> -p <text:span text:style-name="T9">"Introduzca el archivo en el buscar: "</text:span> archiv</text:p>
      <text:p text:style-name="P6"><text:span text:style-name="T7">read</text:span> -p <text:span text:style-name="T9">"Introduza la palabra a buscar: "</text:span> word</text:p>
      <text:p text:style-name="P11"/>
      <text:p text:style-name="P6"><text:span text:style-name="T7">echo</text:span> <text:span text:style-name="T9">" "</text:span></text:p>
      <text:p text:style-name="P6"><text:span text:style-name="T7">echo</text:span> <text:span text:style-name="T9">"Buscando..."</text:span></text:p>
      <text:p text:style-name="P6"><text:span text:style-name="T7">echo</text:span> <text:span text:style-name="T9">" "</text:span></text:p>
      <text:p text:style-name="P6">sleep 2</text:p>
      <text:p text:style-name="P11"/>
      <text:p text:style-name="P6">fileList=<text:span text:style-name="T9">`cat </text:span><text:span text:style-name="T4">$archiv</text:span><text:span text:style-name="T9">`</text:span></text:p>
      <text:p text:style-name="P6">ex=0</text:p>
      <text:p text:style-name="P11"/>
      <text:p text:style-name="P6"><text:span text:style-name="T1">for</text:span> <text:span text:style-name="T4">l</text:span> <text:span text:style-name="T1">in</text:span> <text:span text:style-name="T4">$fileList</text:span>; <text:span text:style-name="T1">do</text:span></text:p>
      <text:p text:style-name="P7">    <text:span text:style-name="T2">if</text:span><text:span text:style-name="T6"> [[ </text:span><text:span text:style-name="T5">$l</text:span><text:span text:style-name="T6"> == </text:span><text:span text:style-name="T5">$word</text:span><text:span text:style-name="T6"> ]]; </text:span><text:span text:style-name="T2">then</text:span></text:p>
      <text:p text:style-name="P7">        <text:span text:style-name="T8">let</text:span><text:span text:style-name="T6"> ex++</text:span></text:p>
      <text:p text:style-name="P7">    <text:span text:style-name="T2">fi</text:span></text:p>
      <text:p text:style-name="P10">done</text:p>
      <text:p text:style-name="P11"/>
      <text:p text:style-name="P6"><text:span text:style-name="T1">if</text:span> [[ <text:span text:style-name="T4">$ex</text:span> -eq 0 ]]; <text:span text:style-name="T1">then</text:span></text:p>
      <text:p text:style-name="P7">    <text:span text:style-name="T8">echo</text:span><text:span text:style-name="T6"> </text:span><text:span text:style-name="T10">"No se ha encontrado la palabra </text:span><text:span text:style-name="T14">\"</text:span><text:span text:style-name="T5">$word</text:span><text:span text:style-name="T14">\"</text:span><text:span text:style-name="T10">"</text:span></text:p>
      <text:p text:style-name="P10">else</text:p>
      <text:p text:style-name="P7">    <text:span text:style-name="T8">echo</text:span><text:span text:style-name="T6"> </text:span><text:span text:style-name="T10">"El archivo contiene la palabra </text:span><text:span text:style-name="T14">\"</text:span><text:span text:style-name="T5">$word</text:span><text:span text:style-name="T14">\"</text:span><text:span text:style-name="T10">"</text:span></text:p>
      <text:p text:style-name="P7">    <text:span text:style-name="T8">echo</text:span><text:span text:style-name="T6"> </text:span><text:span text:style-name="T10">"Se ha encontrado </text:span><text:span text:style-name="T5">$ex</text:span><text:span text:style-name="T10"> veces la palabra </text:span><text:span text:style-name="T14">\"</text:span><text:span text:style-name="T5">$word</text:span><text:span text:style-name="T14">\"</text:span><text:span text:style-name="T10">"</text:span></text:p>
      <text:p text:style-name="P5"><text:span text:style-name="T3">fi</text:span></text:p>
      <text:p text:style-name="P3"/>
      <text:p text:style-name="P3">37.</text:p>
      <text:p text:style-name="P8">#!/bin/bash</text:p>
      <text:p text:style-name="P11"/>
      <text:p text:style-name="P6"><text:span text:style-name="T1">if</text:span> [[ <text:span text:style-name="T4">$1</text:span> != /* ]]; <text:span text:style-name="T1">then</text:span></text:p>
      <text:p text:style-name="P7">    <text:span text:style-name="T8">echo</text:span><text:span text:style-name="T6"> </text:span><text:span text:style-name="T10">"No se ha introducido una ruta absoluta"</text:span></text:p>
      <text:p text:style-name="P10">fi</text:p>
      <text:p text:style-name="P11"/>
      <text:p text:style-name="P6">fileSizes=<text:span text:style-name="T9">`ls -l </text:span><text:span text:style-name="T4">$1</text:span><text:span text:style-name="T9"> </text:span>|<text:span text:style-name="T9"> tr -s "," " " </text:span>|<text:span text:style-name="T9"> tr -s " " " " </text:span>|<text:span text:style-name="T9"> cut -d " " -f5 `</text:span></text:p>
      <text:p text:style-name="P11"/>
      <text:p text:style-name="P6">totalSum=0</text:p>
      <text:p text:style-name="P11"/>
      <text:p text:style-name="P6"><text:span text:style-name="T1">for</text:span> <text:span text:style-name="T4">f</text:span> <text:span text:style-name="T1">in</text:span> <text:span text:style-name="T4">$fileSizes</text:span>; <text:span text:style-name="T1">do</text:span> </text:p>
      <text:p text:style-name="P7">    <text:span text:style-name="T8">let</text:span><text:span text:style-name="T6"> totalSum+=</text:span><text:span text:style-name="T5">$f</text:span></text:p>
      <text:p text:style-name="P5"><text:span text:style-name="T3">don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8.</text:p>
      <text:p text:style-name="P8">#!/bin/bash</text:p>
      <text:p text:style-name="P11"/>
      <text:p text:style-name="P6"><text:span text:style-name="T1">if</text:span> [[ <text:span text:style-name="T4">$1</text:span> != /* ]]; <text:span text:style-name="T1">then</text:span></text:p>
      <text:p text:style-name="P7">    <text:span text:style-name="T8">echo</text:span><text:span text:style-name="T6"> </text:span><text:span text:style-name="T10">"No se ha introducido una ruta absoluta"</text:span></text:p>
      <text:p text:style-name="P7">    <text:span text:style-name="T8">exit</text:span></text:p>
      <text:p text:style-name="P10">fi</text:p>
      <text:p text:style-name="P11"/>
      <text:p text:style-name="P6"><text:span text:style-name="T7">cd</text:span> <text:span text:style-name="T4">$1</text:span></text:p>
      <text:p text:style-name="P11"/>
      <text:p text:style-name="P6">fileSmaller=<text:span text:style-name="T9">$(ls -S </text:span>|<text:span text:style-name="T9"> tail -n 1)</text:span></text:p>
      <text:p text:style-name="P6">fileBigger=<text:span text:style-name="T9">$(ls -S </text:span>|<text:span text:style-name="T9"> head -n 1)</text:span></text:p>
      <text:p text:style-name="P11"/>
      <text:p text:style-name="P6"><text:span text:style-name="T7">echo</text:span> <text:span text:style-name="T9">"El fichero de menor tamaño es </text:span><text:span text:style-name="T13">\"</text:span><text:span text:style-name="T4">$fileSmaller</text:span><text:span text:style-name="T13">\"</text:span><text:span text:style-name="T9">"</text:span> </text:p>
      <text:p text:style-name="P6"><text:span text:style-name="T7">echo</text:span> <text:span text:style-name="T9">"El fichero de mayor tamaño es </text:span><text:span text:style-name="T13">\"</text:span><text:span text:style-name="T4">$fileBigger</text:span><text:span text:style-name="T13">\"</text:span><text:span text:style-name="T9">"</text:span></text:p>
      <text:p text:style-name="P4"/>
      <text:p text:style-name="P3">39.</text:p>
      <text:p text:style-name="P9">#!/bin/bash </text:p>
      <text:p text:style-name="P11"/>
      <text:p text:style-name="P6"><text:span text:style-name="T7">read</text:span> -p <text:span text:style-name="T9">"Introduce un usuario: "</text:span> usu</text:p>
      <text:p text:style-name="P6">getent passwd <text:span text:style-name="T4">$usu</text:span> &gt; /dev/null</text:p>
      <text:p text:style-name="P6"><text:span text:style-name="T1">if</text:span> [[ <text:span text:style-name="T4">$?</text:span> -eq 0 ]]; <text:span text:style-name="T1">then</text:span></text:p>
      <text:p text:style-name="P7">    <text:span text:style-name="T8">echo</text:span><text:span text:style-name="T6"> </text:span><text:span text:style-name="T10">"El usuario no existe"</text:span></text:p>
      <text:p text:style-name="P7">    <text:span text:style-name="T8">exit</text:span></text:p>
      <text:p text:style-name="P10">fi</text:p>
      <text:p text:style-name="P11"/>
      <text:p text:style-name="P6">sudo pkill -9 -u <text:span text:style-name="T4">$usu</text:span></text:p>
      <text:p text:style-name="P6"><text:span text:style-name="T7">echo</text:span> <text:span text:style-name="T9">"Procesos de </text:span><text:span text:style-name="T4">$usu</text:span><text:span text:style-name="T9"> terminados"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00:26:16.372000000</meta:creation-date>
    <dc:date>2022-10-25T01:01:59.934000000</dc:date>
    <meta:editing-duration>PT35M43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116" meta:word-count="457" meta:character-count="2240" meta:non-whitespace-character-count="1743"/>
  </office:meta>
</office:document-meta>
</file>